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84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90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style:font-name-complex="Arial1"/>
    </style:style>
    <style:style style:name="ce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-complex="Arial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Use button on objec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pen Crafting Wind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hows blank window where you can click inventory items and place in the wind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se tools on requisites to open a menu to display what you can create with requisites in the wind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range requisites to build it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losing Crafting Wind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ump all items on 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mp all requisites <text:s/>in inventory</text:p>
          </table:table-cell>
          <table:table-cell table:number-columns-repeated="3"/>
        </table:table-row>
        <table:table-row table:style-name="ro1">
          <table:table-cell office:value-type="string">
            <text:p>Use Crafting Item on objec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isplay what you can create with inventory requisites and objec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ol</text:p>
          </table:table-cell>
          <table:table-cell office:value-type="string">
            <text:p>Craft</text:p>
          </table:table-cell>
          <table:table-cell office:value-type="string">
            <text:p>Requires</text:p>
          </table:table-cell>
          <table:table-cell table:number-columns-repeated="2"/>
        </table:table-row>
        <table:table-row table:style-name="ro1">
          <table:table-cell office:value-type="string">
            <text:p>Carpentr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hisel, Axe, Hammer</text:p>
          </table:table-cell>
          <table:table-cell office:value-type="string">
            <text:p>Carpenters Shop</text:p>
          </table:table-cell>
          <table:table-cell office:value-type="string">
            <text:p>Plank(5), Rod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Plank</text:p>
          </table:table-cell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, Rock</text:p>
          </table:table-cell>
          <table:table-cell office:value-type="string">
            <text:p>Handle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, Rock</text:p>
          </table:table-cell>
          <table:table-cell office:value-type="string">
            <text:p>Ro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, Rock</text:p>
          </table:table-cell>
          <table:table-cell office:value-type="string">
            <text:p>Chisel</text:p>
          </table:table-cell>
          <table:table-cell office:value-type="string">
            <text:p>Rock, R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Ax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Ho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Shovel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Pickax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Hammer Head</text:p>
          </table:table-cell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penters Shop</text:p>
          </table:table-cell>
          <table:table-cell office:value-type="string">
            <text:p>Planer</text:p>
          </table:table-cell>
          <table:table-cell office:value-type="string">
            <text:p>Plank, Handle, Planar Par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isel</text:p>
          </table:table-cell>
          <table:table-cell table:style-name="ce1" office:value-type="string">
            <text:p><text:span text:style-name="T1">Treetap</text:span>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Axe, Hammer</text:p>
          </table:table-cell>
          <table:table-cell office:value-type="string">
            <text:p>Slack Tub</text:p>
          </table:table-cell>
          <table:table-cell office:value-type="string">
            <text:p>Plank, Meal Hoop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Barrel</text:p>
          </table:table-cell>
          <table:table-cell office:value-type="string">
            <text:p>Plank, Meal Hoop(3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Scaffolding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>
            <text:p>Stone Masonr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Masons Workbench</text:p>
          </table:table-cell>
          <table:table-cell office:value-type="string">
            <text:p>Rock(1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Mortar Mix</text:p>
          </table:table-cell>
          <table:table-cell office:value-type="string">
            <text:p>Crushed Limestone, Wa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Brick</text:p>
          </table:table-cell>
          <table:table-cell office:value-type="string">
            <text:p>Crushed Rock/Sand(3):Clay(1); Bake in furnace for extra durability 1000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atu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hair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Bowl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Vas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Wall</text:p>
          </table:table-cell>
          <table:table-cell office:value-type="string">
            <text:p>Rock(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Ax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o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Shovel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Pickax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ammer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culptur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ast(For Pouring molds)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 office:value-type="string">
            <text:p>Refining</text:p>
          </table:table-cell>
          <table:table-cell/>
          <table:table-cell office:value-type="string">
            <text:p>Coal Furnace</text:p>
          </table:table-cell>
          <table:table-cell office:value-type="string">
            <text:p>Brick(22),Mortar Mix(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ast Furnace</text:p>
          </table:table-cell>
          <table:table-cell office:value-type="string">
            <text:p>Iron Ingot(20),Bolt(10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Temp in C</text:p>
          </table:table-cell>
          <table:table-cell/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hromium Ingot</text:p>
          </table:table-cell>
          <table:table-cell office:value-type="string">
            <text:p>Chromite(Chromium Ore)</text:p>
          </table:table-cell>
          <table:table-cell office:value-type="float" office:value="3430">
            <text:p>343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ungsten Ingot</text:p>
          </table:table-cell>
          <table:table-cell office:value-type="string">
            <text:p>Scheelite(Tungsten Ore)</text:p>
          </table:table-cell>
          <table:table-cell office:value-type="float" office:value="3422">
            <text:p>342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antalum Ingot</text:p>
          </table:table-cell>
          <table:table-cell office:value-type="string">
            <text:p>Coltan(niobium/tantalum ore)</text:p>
          </table:table-cell>
          <table:table-cell office:value-type="float" office:value="3020">
            <text:p>302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Iron Ingot</text:p>
          </table:table-cell>
          <table:table-cell office:value-type="string">
            <text:p>Hematite(Iron Ore)</text:p>
          </table:table-cell>
          <table:table-cell office:value-type="float" office:value="2802">
            <text:p>280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obalt Ingot</text:p>
          </table:table-cell>
          <table:table-cell office:value-type="string">
            <text:p>Cobaltite(Cobalt ore)</text:p>
          </table:table-cell>
          <table:table-cell office:value-type="float" office:value="2723">
            <text:p>2723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Nickel Ingot</text:p>
          </table:table-cell>
          <table:table-cell office:value-type="string">
            <text:p>Pentlandite(Iron-nickel ore 1:1)</text:p>
          </table:table-cell>
          <table:table-cell office:value-type="float" office:value="2651">
            <text:p>265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Niobium Ingot</text:p>
          </table:table-cell>
          <table:table-cell office:value-type="string">
            <text:p>Coltan(niobium/tantalum ore)</text:p>
          </table:table-cell>
          <table:table-cell office:value-type="float" office:value="2469">
            <text:p>2469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opper Ingot</text:p>
          </table:table-cell>
          <table:table-cell office:value-type="string">
            <text:p>Chalcocite and Chalcopyrite(Copper Ore)</text:p>
          </table:table-cell>
          <table:table-cell office:value-type="float" office:value="1981">
            <text:p>198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Gold Ingot</text:p>
          </table:table-cell>
          <table:table-cell office:value-type="string">
            <text:p>Gold Ore</text:p>
          </table:table-cell>
          <table:table-cell office:value-type="float" office:value="1945">
            <text:p>194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ilver Ingot</text:p>
          </table:table-cell>
          <table:table-cell office:value-type="string">
            <text:p>Galena(Lead/Silver)</text:p>
          </table:table-cell>
          <table:table-cell office:value-type="float" office:value="1761">
            <text:p>176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horium Ingot</text:p>
          </table:table-cell>
          <table:table-cell office:value-type="string">
            <text:p>Monazite(Thorium Ore)</text:p>
          </table:table-cell>
          <table:table-cell office:value-type="float" office:value="1755">
            <text:p>175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tanium Ingot</text:p>
          </table:table-cell>
          <table:table-cell office:value-type="string">
            <text:p>Ilmenite(Minor Iron Major Titanium ore</text:p>
          </table:table-cell>
          <table:table-cell office:value-type="float" office:value="1662">
            <text:p>166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Uranium Ingot</text:p>
          </table:table-cell>
          <table:table-cell office:value-type="string">
            <text:p>Uranite(Uranium Ore)</text:p>
          </table:table-cell>
          <table:table-cell office:value-type="float" office:value="1135">
            <text:p>113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rsenic Ingot</text:p>
          </table:table-cell>
          <table:table-cell office:value-type="string">
            <text:p>Arsenopyrite(Arsenic Iron Ore)</text:p>
          </table:table-cell>
          <table:table-cell office:value-type="float" office:value="816">
            <text:p>816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Zinc Ingot</text:p>
          </table:table-cell>
          <table:table-cell office:value-type="string">
            <text:p>Sphalerite(Zinc Ore)</text:p>
          </table:table-cell>
          <table:table-cell office:value-type="float" office:value="782">
            <text:p>78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luminum Ingot</text:p>
          </table:table-cell>
          <table:table-cell office:value-type="string">
            <text:p>Bauxite(Aluminum Ore)</text:p>
          </table:table-cell>
          <table:table-cell office:value-type="float" office:value="660">
            <text:p>66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Lead Ingot</text:p>
          </table:table-cell>
          <table:table-cell office:value-type="string">
            <text:p>Galena(Lead/Silver)</text:p>
          </table:table-cell>
          <table:table-cell office:value-type="float" office:value="621">
            <text:p>62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n Ingot</text:p>
          </table:table-cell>
          <table:table-cell office:value-type="string">
            <text:p>Cassiterite(Tin Ore)</text:p>
          </table:table-cell>
          <table:table-cell office:value-type="float" office:value="450">
            <text:p>45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Mercury</text:p>
          </table:table-cell>
          <table:table-cell office:value-type="string">
            <text:p>Cinnabar(Mercury Ore)</text:p>
          </table:table-cell>
          <table:table-cell office:value-type="float" office:value="-38">
            <text:p>-38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ass Ingot</text:p>
          </table:table-cell>
          <table:table-cell office:value-type="string">
            <text:p>Copper,Zinc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onze Ingot</text:p>
          </table:table-cell>
          <table:table-cell office:value-type="string">
            <text:p>Copper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older</text:p>
          </table:table-cell>
          <table:table-cell office:value-type="string">
            <text:p>Lead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Cast Iron Ingot</text:p>
          </table:table-cell>
          <table:table-cell office:value-type="string">
            <text:p>Iron Ingot, Carbon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Wrought Iron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eel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ainless Steel Ingot</text:p>
          </table:table-cell>
          <table:table-cell office:value-type="string">
            <text:p>Iron, Chromium ingots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 office:value-type="string">
            <text:p>Blacksmit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Axe, Hammer</text:p>
          </table:table-cell>
          <table:table-cell office:value-type="string">
            <text:p>Blacksmithing Shop</text:p>
          </table:table-cell>
          <table:table-cell office:value-type="string">
            <text:p>Brick(16), An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acksmithing Shop</text:p>
          </table:table-cell>
          <table:table-cell office:value-type="string">
            <text:p>Anvil</text:p>
          </table:table-cell>
          <table:table-cell office:value-type="string">
            <text:p>Iron Ingot(4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Rock Hammer</text:p>
          </table:table-cell>
          <table:table-cell office:value-type="string">
            <text:p>Smithing Hammer</text:p>
          </table:table-cell>
          <table:table-cell office:value-type="string">
            <text:p>Handle, 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</text:p>
          </table:table-cell>
          <table:table-cell office:value-type="string">
            <text:p>Tongs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</text:p>
          </table:table-cell>
          <table:table-cell office:value-type="string">
            <text:p>Carbide Chisel</text:p>
          </table:table-cell>
          <table:table-cell office:value-type="string">
            <text:p>Iron Ingot, Carb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</text:p>
          </table:table-cell>
          <table:table-cell office:value-type="string">
            <text:p>Fuller(Forming everything else)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vil, Smithing Hammer</text:p>
          </table:table-cell>
          <table:table-cell office:value-type="string">
            <text:p>Hardy(Weapons)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Chisel</text:p>
          </table:table-cell>
          <table:table-cell office:value-type="string">
            <text:p>Planar Part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</text:p>
          </table:table-cell>
          <table:table-cell table:style-name="ce2" office:value-type="string">
            <text:p>Metal Pick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Anvil, Smithing Hammer</text:p>
          </table:table-cell>
          <table:table-cell table:style-name="ce2" office:value-type="string">
            <text:p>Metal Shovel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</text:p>
          </table:table-cell>
          <table:table-cell table:style-name="ce2" office:value-type="string">
            <text:p>Metal Ho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</text:p>
          </table:table-cell>
          <table:table-cell table:style-name="ce2" office:value-type="string">
            <text:p>Shears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</text:p>
          </table:table-cell>
          <table:table-cell table:style-name="ce2" office:value-type="string">
            <text:p>Metal Hammer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Anvil, Smithing Hammer</text:p>
          </table:table-cell>
          <table:table-cell table:style-name="ce2" office:value-type="string">
            <text:p>Metal 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Pickaxe</text:p>
          </table:table-cell>
          <table:table-cell table:style-name="ce2" office:value-type="string">
            <text:p>Pickaxe Head, Handle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lacksmithing Shop</text:p>
          </table:table-cell>
          <table:table-cell office:value-type="string">
            <text:p>Metal Shovelaxe</text:p>
          </table:table-cell>
          <table:table-cell table:style-name="ce2" office:value-type="string">
            <text:p>Shovelaxe Head, Hand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Hoe</text:p>
          </table:table-cell>
          <table:table-cell table:style-name="ce2" office:value-type="string">
            <text:p>Hoe Head, Hand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Hammer</text:p>
          </table:table-cell>
          <table:table-cell table:style-name="ce2" office:value-type="string">
            <text:p>Hammer Head, Handle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lacksmithing Shop</text:p>
          </table:table-cell>
          <table:table-cell office:value-type="string">
            <text:p>Metal Axe</text:p>
          </table:table-cell>
          <table:table-cell table:style-name="ce2" office:value-type="string">
            <text:p>Axe 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tal Hoop</text:p>
          </table:table-cell>
          <table:table-cell office:value-type="string">
            <text:p>Iron Ingot, Fuller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Wrench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>
            <text:p>Monkey wrench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>
            <text:p>Wire Cutter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49:Sheet1.E6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20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1:44:40.58</meta:creation-date>
    <meta:generator>LibreOffice/3.4$Win32 LibreOffice_project/340m1$Build-502</meta:generator>
    <dc:date>2012-08-28T20:14:03.21</dc:date>
    <meta:editing-duration>PT8H29M23S</meta:editing-duration>
    <meta:editing-cycles>1</meta:editing-cycles>
    <meta:document-statistic meta:table-count="3" meta:cell-count="297" meta:object-count="0"/>
  </office:meta>
</office:document-meta>
</file>